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6bc2" officeooo:paragraph-rsid="00096bc2"/>
    </style:style>
    <style:style style:name="P2" style:family="paragraph" style:parent-style-name="Standard">
      <style:text-properties officeooo:rsid="00096bc2" officeooo:paragraph-rsid="00096bc2"/>
    </style:style>
    <style:style style:name="P3" style:family="paragraph" style:parent-style-name="Standard">
      <style:text-properties officeooo:rsid="000fb077" officeooo:paragraph-rsid="000fb077"/>
    </style:style>
    <style:style style:name="P4" style:family="paragraph" style:parent-style-name="Standard">
      <style:text-properties officeooo:rsid="000fdf20" officeooo:paragraph-rsid="000fdf20"/>
    </style:style>
    <style:style style:name="T1" style:family="text">
      <style:text-properties officeooo:rsid="000d70ad"/>
    </style:style>
    <style:style style:name="T2" style:family="text">
      <style:text-properties officeooo:rsid="000f61aa"/>
    </style:style>
    <style:style style:name="T3" style:family="text">
      <style:text-properties officeooo:rsid="000fdf20"/>
    </style:style>
    <style:style style:name="T4" style:family="text">
      <style:text-properties officeooo:rsid="0011be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e de Tarea <text:span text:style-name="T1">3</text:span>.<text:tab/><text:tab/><text:tab/><text:tab/><text:tab/><text:tab/><text:tab/>Diego Aarón Moreno Galván</text:p>
      <text:p text:style-name="P1">Programación avanzada.</text:p>
      <text:p text:style-name="P1"/>
      <text:p text:style-name="P1"/>
      <text:p text:style-name="P1"/>
      <text:p text:style-name="P1">En esta tarea <text:span text:style-name="T2">se utilizaron ideas de la sparse table para resolver los problemas. Para el primer problema se creó una sparsetable la cual almacenaba las distancias máximas entre dos números consecutivos, esto para saber si la primera condición se puede cumplir. Para buscar la respuesta en O(logn), se buscó el k que cumplia la 2da. Condición con busqueda binaria y después se busco la 1ra. condición entre 1 y k-1 también de forma de búsqueda binaria.</text:span></text:p>
      <text:p text:style-name="P3">Las dificultades que surgieron en esta tarea, no fueron muchas a la hora de programar, pues es clara la idea de la sparse table, sin embargo, me pareció de alta dificultad el que se te ocurriera la idea de qué tenía que guardar la sparse table y resolver el problema, lo cual no me parece adecuado si no tienes experiencia resolviendo este tipo de problemas.</text:p>
      <text:p text:style-name="P3"/>
      <text:p text:style-name="P3">Para el segundo problema, se realizó una sparse table que contenía parejas de enteros. Cada pareja de entero correspondía al minímo numero y al máximo número en dicho sustring. Al momento de preguntar si un substring cumplia con la condición, se podía realizar de manera O(1) solo comparando entre los máximos y mínimos de los substrings de tamaño floor(log(tamaño_string)) <text:span text:style-name="T3">desde el inicio del substring y al final del substring. La cuenta se realizó en O(nlogn), iterando desde 0 a n que representaba el inicio del substring. Y se encontró el máximo tamaño del substring que cumplía con la condición de manera de busqueda binaria. </text:span></text:p>
      <text:p text:style-name="P4">Las dificultades que surgieron fue el tratar de resolver el problema en O(nlogn) pues la primera idea que surge para resolver el problema es de O(n^2), y se me hizo dificil darse cuenta que si un substring no cumplia con la condición entonces ningún <text:span text:style-name="T4">otro que contuviera ese substring iba a compl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0:30:28.623385621</meta:creation-date>
    <dc:date>2019-09-22T23:05:11.179373351</dc:date>
    <meta:editing-duration>PT15M47S</meta:editing-duration>
    <meta:editing-cycles>3</meta:editing-cycles>
    <meta:generator>LibreOffice/6.0.7.3$Linux_X86_64 LibreOffice_project/00m0$Build-3</meta:generator>
    <meta:document-statistic meta:table-count="0" meta:image-count="0" meta:object-count="0" meta:page-count="1" meta:paragraph-count="6" meta:word-count="308" meta:character-count="1813" meta:non-whitespace-character-count="1504"/>
  </office:meta>
</office:document-meta>
</file>